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51eece" officeooo:paragraph-rsid="0051eece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51eece" officeooo:paragraph-rsid="0051eece" style:font-size-asian="10.5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/>
      <style:paragraph-properties fo:margin-top="0cm" fo:margin-bottom="0cm" fo:line-height="100%" fo:text-align="start"/>
    </style:style>
    <style:style style:name="P17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font-size="14pt" fo:language="en" fo:country="US" fo:font-weight="bold" officeooo:rsid="00486bab" style:font-name-asian="Times New Roman2" style:font-size-asian="14pt" style:font-weight-asian="bold" style:font-name-complex="Times New Roman2" style:font-size-complex="16pt"/>
    </style:style>
    <style:style style:name="T5" style:family="text">
      <style:text-properties style:font-name="Times New Roman1" fo:font-size="14pt" fo:language="en" fo:country="US" fo:font-weight="bold" officeooo:rsid="004b0be2" style:font-name-asian="Times New Roman2" style:font-size-asian="14pt" style:font-weight-asian="bold" style:font-name-complex="Times New Roman2" style:font-size-complex="16pt"/>
    </style:style>
    <style:style style:name="T6" style:family="text">
      <style:text-properties officeooo:rsid="004cb87a"/>
    </style:style>
    <style:style style:name="T7" style:family="text">
      <style:text-properties officeooo:rsid="00500607"/>
    </style:style>
    <style:style style:name="T8" style:family="text">
      <style:text-properties officeooo:rsid="0051eece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4">E</text:span></text:h>
      <text:p text:style-name="P1"><draw:g text:anchor-type="paragraph" draw:z-index="0" draw:name="Группа 212" draw:style-name="gr1"><draw:custom-shape draw:name="Rectangle 11" draw:style-name="gr2" draw:text-style-name="P10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0" svg:x1="-0.044cm" svg:y1="25.07cm" svg:x2="-0.042cm" svg:y2="26.538cm"><text:p/></draw:line><draw:line draw:name="Line 13" draw:style-name="gr3" draw:text-style-name="P10" svg:x1="-0.942cm" svg:y1="25.054cm" svg:x2="17.332cm" svg:y2="25.056cm"><text:p/></draw:line><draw:line draw:name="Line 14" draw:style-name="gr3" draw:text-style-name="P10" svg:x1="1.046cm" svg:y1="25.079cm" svg:x2="1.048cm" svg:y2="29.037cm"><text:p/></draw:line><draw:line draw:name="Line 15" draw:style-name="gr3" draw:text-style-name="P10" svg:x1="3.549cm" svg:y1="25.079cm" svg:x2="3.551cm" svg:y2="29.037cm"><text:p/></draw:line><draw:line draw:name="Line 16" draw:style-name="gr3" draw:text-style-name="P10" svg:x1="5.051cm" svg:y1="25.079cm" svg:x2="5.053cm" svg:y2="29.037cm"><text:p/></draw:line><draw:line draw:name="Line 17" draw:style-name="gr3" draw:text-style-name="P10" svg:x1="6.051cm" svg:y1="25.07cm" svg:x2="6.053cm" svg:y2="29.027cm"><text:p/></draw:line><draw:line draw:name="Line 18" draw:style-name="gr3" draw:text-style-name="P10" svg:x1="13.552cm" svg:y1="26.564cm" svg:x2="13.556cm" svg:y2="27.545cm"><text:p/></draw:line><draw:line draw:name="Line 19" draw:style-name="gr4" draw:text-style-name="P10" svg:x1="-0.942cm" svg:y1="28.051cm" svg:x2="6.033cm" svg:y2="28.055cm"><text:p/></draw:line><draw:line draw:name="Line 20" draw:style-name="gr4" draw:text-style-name="P10" svg:x1="-0.942cm" svg:y1="28.552cm" svg:x2="6.033cm" svg:y2="28.552cm"><text:p/></draw:line><draw:custom-shape draw:name="Rectangle 21" draw:style-name="gr5" draw:text-style-name="P12" svg:width="0.807cm" svg:height="0.436cm" svg:x="-0.902cm" svg:y="26.099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099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099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099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099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2" svg:width="1.348cm" svg:height="0.436cm" svg:x="13.628cm" svg:y="26.587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2" svg:width="1.348cm" svg:height="0.438cm" svg:x="13.628cm" svg:y="27.104cm"><text:p text:style-name="P11"><text:span text:style-name="T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3" svg:width="11.127cm" svg:height="0.675cm" svg:x="6.15cm" svg:y="25.488cm"><text:p text:style-name="P11"><text:span text:style-name="T10">БДАС.460641.011 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0" svg:x1="-0.94cm" svg:y1="26.552cm" svg:x2="17.334cm" svg:y2="26.554cm"><text:p/></draw:line><draw:line draw:name="Line 30" draw:style-name="gr3" draw:text-style-name="P10" svg:x1="-0.928cm" svg:y1="26.056cm" svg:x2="6.045cm" svg:y2="26.058cm"><text:p/></draw:line><draw:line draw:name="Line 31" draw:style-name="gr4" draw:text-style-name="P10" svg:x1="-0.942cm" svg:y1="25.555cm" svg:x2="6.033cm" svg:y2="25.557cm"><text:p/></draw:line><draw:line draw:name="Line 32" draw:style-name="gr4" draw:text-style-name="P10" svg:x1="-0.942cm" svg:y1="27.55cm" svg:x2="6.033cm" svg:y2="27.55cm"><text:p/></draw:line><draw:line draw:name="Line 33" draw:style-name="gr4" draw:text-style-name="P10" svg:x1="-0.942cm" svg:y1="27.049cm" svg:x2="6.033cm" svg:y2="27.051cm"><text:p/></draw:line><draw:g draw:name="Group 34" draw:style-name="gr13"><draw:custom-shape draw:name="Rectangle 35" draw:style-name="gr14" draw:text-style-name="P15" svg:width="3.523cm" svg:height="0.438cm" svg:x="-0.916cm" svg:y="26.601cm"><text:p text:style-name="P14"><text:span text:style-name="T9"><text:s/></text:span><text:span text:style-name="T9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6" svg:width="4.264cm" svg:height="0.438cm" svg:x="2.781cm" svg:y="26.601cm"><text:p text:style-name="P14"><text:span text:style-name="T12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5" svg:width="1.945cm" svg:height="0.436cm" svg:x="-0.916cm" svg:y="27.092cm"><text:p text:style-name="P14"><text:span text:style-name="T9"><text:s/></text:span><text:span text:style-name="T9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5" svg:width="2.354cm" svg:height="0.436cm" svg:x="1.123cm" svg:y="27.092cm"><text:p text:style-name="P14"><text:span text:style-name="T9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5" svg:width="1.945cm" svg:height="0.436cm" svg:x="-0.916cm" svg:y="27.594cm"><text:p text:style-name="P14"><text:span text:style-name="T9"><text:s/></text:span><text:span text:style-name="T9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10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5" svg:width="1.945cm" svg:height="0.438cm" svg:x="-0.916cm" svg:y="28.083cm"><text:p text:style-name="P14"><text:span text:style-name="T9"><text:s/></text:span><text:span text:style-name="T9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5" svg:width="2.354cm" svg:height="0.438cm" svg:x="1.123cm" svg:y="28.083cm"><text:p text:style-name="P14"><text:span text:style-name="T9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5" svg:width="1.945cm" svg:height="0.436cm" svg:x="-0.916cm" svg:y="28.572cm"><text:p text:style-name="P14"><text:span text:style-name="T9"><text:s/></text:span><text:span text:style-name="T9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5" svg:width="2.354cm" svg:height="0.436cm" svg:x="1.123cm" svg:y="28.572cm"><text:p text:style-name="P14"><text:span text:style-name="T9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0" svg:x1="12.051cm" svg:y1="26.564cm" svg:x2="12.053cm" svg:y2="29.027cm"><text:p/></draw:line><draw:custom-shape draw:name="Rectangle 50" draw:style-name="gr20" draw:text-style-name="P17" svg:width="5.758cm" svg:height="2.276cm" svg:x="6.175cm" svg:y="26.667cm"><text:p text:style-name="P11"><text:span text:style-name="T13">Канфігурацыйны файл</text:span><text:span text:style-name="T13"><text:line-break/></text:span><text:span text:style-name="T13">маршрутызата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0" svg:x1="12.064cm" svg:y1="27.053cm" svg:x2="17.342cm" svg:y2="27.055cm"><text:p/></draw:line><draw:line draw:name="Line 52" draw:style-name="gr3" draw:text-style-name="P10" svg:x1="12.063cm" svg:y1="27.55cm" svg:x2="17.343cm" svg:y2="27.554cm"><text:p/></draw:line><draw:line draw:name="Line 53" draw:style-name="gr3" draw:text-style-name="P10" svg:x1="15.053cm" svg:y1="26.564cm" svg:x2="15.057cm" svg:y2="27.545cm"><text:p/></draw:line><draw:custom-shape draw:name="Rectangle 54" draw:style-name="gr10" draw:text-style-name="P12" svg:width="1.348cm" svg:height="0.436cm" svg:x="12.132cm" svg:y="26.587cm"><text:p text:style-name="P11"><text:span text:style-name="T9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2" svg:width="2.128cm" svg:height="0.436cm" svg:x="15.136cm" svg:y="26.587cm"><text:p text:style-name="P11"><text:span text:style-name="T9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9" svg:width="2.128cm" svg:height="0.436cm" svg:x="15.148cm" svg:y="27.106cm"><text:p text:style-name="P18"><text:span text:style-name="T14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0" svg:x1="12.552cm" svg:y1="27.063cm" svg:x2="12.554cm" svg:y2="27.541cm"><text:p/></draw:line><draw:line draw:name="Line 58" draw:style-name="gr4" draw:text-style-name="P10" svg:x1="13.052cm" svg:y1="27.065cm" svg:x2="13.054cm" svg:y2="27.543cm"><text:p/></draw:line><draw:custom-shape draw:name="Rectangle 59" draw:style-name="gr22" draw:text-style-name="P13" svg:width="5.132cm" svg:height="0.622cm" svg:x="12.132cm" svg:y="27.951cm"><text:p text:style-name="P11"><text:span text:style-name="T15">БДАС СП-741 </text:span></text:p><text:p text:style-name="P11"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5" svg:width="1.945cm" svg:height="0.436cm" svg:x="-0.916cm" svg:y="27.092cm"><text:p text:style-name="P14"><text:span text:style-name="T9"><text:s/></text:span><text:span text:style-name="T9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5" svg:width="2.354cm" svg:height="0.436cm" svg:x="1.123cm" svg:y="27.092cm"><text:p text:style-name="P14"><text:span text:style-name="T9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Using 2579 out of 33554432 bytes</text:p>
      <text:p text:style-name="P1">! Last configuration change at 19:27:17 UTC Wed Apr 15 2020</text:p>
      <text:p text:style-name="P1">version 16.12</text:p>
      <text:p text:style-name="P1">service timestamps debug datetime msec</text:p>
      <text:p text:style-name="P1">service timestamps log datetime msec</text:p>
      <text:p text:style-name="P1">service call-home</text:p>
      <text:p text:style-name="P1">platform qfp utilization monitor load 80</text:p>
      <text:p text:style-name="P1">no platform punt-keepalive disable-kernel-core</text:p>
      <text:p text:style-name="P1">platform console serial</text:p>
      <text:p text:style-name="P1">hostname R1</text:p>
      <text:p text:style-name="P1">boot-start-marker</text:p>
      <text:p text:style-name="P1">boot-end-marker</text:p>
      <text:p text:style-name="P1">no logging console</text:p>
      <text:p text:style-name="P1">no logging monitor</text:p>
      <text:p text:style-name="P1">no aaa new-model</text:p>
      <text:p text:style-name="P1">call-home</text:p>
      <text:p text:style-name="P1"><text:s/>! If contact email address in call-home is configured as sch-smart-licensing@cisco.com</text:p>
      <text:p text:style-name="P1"><text:s/>! the email address configured in Cisco Smart License Portal</text:p>
      <text:p text:style-name="P1"><text:s/>! will be used as contact email address to send SCH notificatio.</text:p>
      <text:p text:style-name="P1"><text:s/>contact-email-addr sch-smart-licensing@cisco.com</text:p>
      <text:p text:style-name="P1"><text:s/>profile "CiscoTAC-1"</text:p>
      <text:p text:style-name="P1"><text:s text:c="2"/>active</text:p>
      <text:p text:style-name="P1"><text:s text:c="2"/>destination transport-method http</text:p>
      <text:p text:style-name="P1"><text:s text:c="2"/>no destination transport-method email</text:p>
      <text:p text:style-name="P1">ip domain name essay.by</text:p>
      <text:p text:style-name="P1">login on-success log</text:p>
      <text:p text:style-name="P1">subscriber templating</text:p>
      <text:p text:style-name="P1"/>
      <text:h text:style-name="P3" text:outline-level="1"><draw:g text:anchor-type="paragraph" draw:z-index="1" draw:style-name="gr23"><draw:line draw:name="Line 18" draw:style-name="gr3" draw:text-style-name="P10" svg:x1="15.928cm" svg:y1="25.58cm" svg:x2="15.937cm" svg:y2="27.079cm"><text:p/></draw:line><draw:g draw:style-name="gr13"><draw:line draw:name="Line 17" draw:style-name="gr3" draw:text-style-name="P10" svg:x1="6.049cm" svg:y1="25.594cm" svg:x2="6.053cm" svg:y2="27.062cm"><text:p/></draw:line><draw:g draw:style-name="gr13"><draw:line draw:name="Line 16" draw:style-name="gr3" draw:text-style-name="P10" svg:x1="5.051cm" svg:y1="25.58cm" svg:x2="5.051cm" svg:y2="27.055cm"><text:p/></draw:line><draw:g draw:style-name="gr13"><draw:g draw:style-name="gr13"><draw:line draw:name="Line 12" draw:style-name="gr3" draw:text-style-name="P10" svg:x1="-0.044cm" svg:y1="25.594cm" svg:x2="-0.042cm" svg:y2="27.062cm"><text:p/></draw:line><draw:line draw:name="Line 13" draw:style-name="gr3" draw:text-style-name="P10" svg:x1="-0.942cm" svg:y1="25.583cm" svg:x2="17.33cm" svg:y2="25.585cm"><text:p/></draw:line><draw:line draw:name="Line 14" draw:style-name="gr3" draw:text-style-name="P10" svg:x1="1.046cm" svg:y1="25.608cm" svg:x2="1.048cm" svg:y2="27.063cm"><text:p/></draw:line><draw:line draw:name="Line 15" draw:style-name="gr3" draw:text-style-name="P10" svg:x1="3.549cm" svg:y1="25.608cm" svg:x2="3.549cm" svg:y2="27.083cm"><text:p/></draw:line><draw:g draw:style-name="gr13"><draw:g draw:style-name="gr13"><draw:custom-shape draw:name="Rectangle 21" draw:style-name="gr5" draw:text-style-name="P12" svg:width="0.807cm" svg:height="0.436cm" svg:x="-0.902cm" svg:y="26.574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601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601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601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601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0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3" svg:width="9.884cm" svg:height="0.675cm" svg:x="6.053cm" svg:y="25.964cm"><text:p text:style-name="P11"><text:span text:style-name="T10">БДАС.460641.011 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585cm" svg:x2="6.044cm" svg:y2="26.587cm"><text:p/></draw:line><draw:line draw:name="Line 31" draw:style-name="gr4" draw:text-style-name="P10" svg:x1="-0.942cm" svg:y1="26.079cm" svg:x2="6.032cm" svg:y2="26.081cm"><text:p/></draw:line></draw:g><draw:g draw:style-name="gr13"><draw:line draw:name="Line 51" draw:style-name="gr3" draw:text-style-name="P10" svg:x1="15.926cm" svg:y1="26.259cm" svg:x2="17.348cm" svg:y2="26.261cm"><text:p/></draw:line><draw:custom-shape draw:name="Rectangle 26" draw:style-name="gr26" draw:text-style-name="P12" svg:width="1.348cm" svg:height="0.678cm" svg:x="15.928cm" svg:y="25.68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2" svg:width="1.348cm" svg:height="0.678cm" svg:x="15.928cm" svg:y="26.421cm"><text:p text:style-name="P11"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3">АК</text:span><text:span text:style-name="T1"> </text:span><text:span text:style-name="T5">E</text:span></text:h>
      <text:h text:style-name="P6" text:outline-level="1">multilink bundle-name authenticated</text:h>
      <text:h text:style-name="P6" text:outline-level="1">crypto pki trustpoint TP-self-signed-1751521838</text:h>
      <text:h text:style-name="P6" text:outline-level="1"><text:s/>enrollment selfsigned</text:h>
      <text:h text:style-name="P6" text:outline-level="1"><text:s/>subject-name cn=IOS-Self-Signed-Certificate-1751521838</text:h>
      <text:h text:style-name="P6" text:outline-level="1"><text:s/>revocation-check none</text:h>
      <text:h text:style-name="P6" text:outline-level="1"><text:s/>rsakeypair TP-self-signed-1751521838</text:h>
      <text:h text:style-name="P6" text:outline-level="1">crypto pki trustpoint SLA-TrustPoint</text:h>
      <text:h text:style-name="P6" text:outline-level="1"><text:s/>enrollment pkcs12</text:h>
      <text:h text:style-name="P6" text:outline-level="1"><text:s/>revocation-check crl</text:h>
      <text:h text:style-name="P6" text:outline-level="1">crypto pki certificate chain TP-self-signed-1751521838</text:h>
      <text:h text:style-name="P6" text:outline-level="1"><text:s/>certificate self-signed 01 nvram:IOS-Self-Sig#1.cer</text:h>
      <text:h text:style-name="P6" text:outline-level="1">crypto pki certificate chain SLA-TrustPoint</text:h>
      <text:h text:style-name="P6" text:outline-level="1"><text:s/>certificate ca 01 nvram:CiscoLicensi#1CA.cer</text:h>
      <text:h text:style-name="P6" text:outline-level="1">license udi pid CSR1000V sn 915L25MI4CS</text:h>
      <text:h text:style-name="P6" text:outline-level="1">diagnostic bootup level minimal</text:h>
      <text:h text:style-name="P6" text:outline-level="1">memory free low-watermark processor 72406</text:h>
      <text:h text:style-name="P6" text:outline-level="1">et-analytics</text:h>
      <text:h text:style-name="P6" text:outline-level="1">spanning-tree extend system-id</text:h>
      <text:h text:style-name="P6" text:outline-level="1">username dranser privilege 15 password 0 cisco</text:h>
      <text:h text:style-name="P6" text:outline-level="1">redundancy</text:h>
      <text:h text:style-name="P6" text:outline-level="1">interface GigabitEthernet1</text:h>
      <text:h text:style-name="P6" text:outline-level="1"><text:s/>bandwidth 1000</text:h>
      <text:h text:style-name="P6" text:outline-level="1"><text:s/>ip address 172.31.1.10 255.255.255.0</text:h>
      <text:h text:style-name="P6" text:outline-level="1"><text:s/>load-interval 30</text:h>
      <text:h text:style-name="P6" text:outline-level="1"><text:s/>negotiation auto</text:h>
      <text:h text:style-name="P6" text:outline-level="1"><text:s/>no mop enabled</text:h>
      <text:h text:style-name="P6" text:outline-level="1"><text:s/>no mop sysid</text:h>
      <text:h text:style-name="P6" text:outline-level="1"/>
      <text:h text:style-name="P4" text:outline-level="1"><draw:g text:anchor-type="paragraph" draw:z-index="2" draw:style-name="gr23"><draw:line draw:name="Line 18" draw:style-name="gr3" draw:text-style-name="P10" svg:x1="15.928cm" svg:y1="25.58cm" svg:x2="15.937cm" svg:y2="27.079cm"><text:p/></draw:line><draw:g draw:style-name="gr13"><draw:line draw:name="Line 17" draw:style-name="gr3" draw:text-style-name="P10" svg:x1="6.049cm" svg:y1="25.594cm" svg:x2="6.053cm" svg:y2="27.062cm"><text:p/></draw:line><draw:g draw:style-name="gr13"><draw:line draw:name="Line 16" draw:style-name="gr3" draw:text-style-name="P10" svg:x1="5.051cm" svg:y1="25.58cm" svg:x2="5.051cm" svg:y2="27.055cm"><text:p/></draw:line><draw:g draw:style-name="gr13"><draw:g draw:style-name="gr13"><draw:line draw:name="Line 12" draw:style-name="gr3" draw:text-style-name="P10" svg:x1="-0.044cm" svg:y1="25.594cm" svg:x2="-0.042cm" svg:y2="27.062cm"><text:p/></draw:line><draw:line draw:name="Line 13" draw:style-name="gr3" draw:text-style-name="P10" svg:x1="-0.942cm" svg:y1="25.583cm" svg:x2="17.33cm" svg:y2="25.585cm"><text:p/></draw:line><draw:line draw:name="Line 14" draw:style-name="gr3" draw:text-style-name="P10" svg:x1="1.046cm" svg:y1="25.608cm" svg:x2="1.048cm" svg:y2="27.063cm"><text:p/></draw:line><draw:line draw:name="Line 15" draw:style-name="gr3" draw:text-style-name="P10" svg:x1="3.549cm" svg:y1="25.608cm" svg:x2="3.549cm" svg:y2="27.083cm"><text:p/></draw:line><draw:g draw:style-name="gr13"><draw:g draw:style-name="gr13"><draw:custom-shape draw:name="Rectangle 21" draw:style-name="gr5" draw:text-style-name="P12" svg:width="0.807cm" svg:height="0.436cm" svg:x="-0.902cm" svg:y="26.574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601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601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601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601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0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3" svg:width="9.884cm" svg:height="0.675cm" svg:x="6.053cm" svg:y="25.964cm"><text:p text:style-name="P11"><text:span text:style-name="T10">БДАС.460641.011 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585cm" svg:x2="6.044cm" svg:y2="26.587cm"><text:p/></draw:line><draw:line draw:name="Line 31" draw:style-name="gr4" draw:text-style-name="P10" svg:x1="-0.942cm" svg:y1="26.079cm" svg:x2="6.032cm" svg:y2="26.081cm"><text:p/></draw:line></draw:g><draw:g draw:style-name="gr13"><draw:line draw:name="Line 51" draw:style-name="gr3" draw:text-style-name="P10" svg:x1="15.926cm" svg:y1="26.259cm" svg:x2="17.348cm" svg:y2="26.261cm"><text:p/></draw:line><draw:custom-shape draw:name="Rectangle 26" draw:style-name="gr26" draw:text-style-name="P12" svg:width="1.348cm" svg:height="0.678cm" svg:x="15.928cm" svg:y="25.68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2" svg:width="1.348cm" svg:height="0.678cm" svg:x="15.928cm" svg:y="26.421cm"><text:p text:style-name="P11"><text:span text:style-name="T9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6">E</text:span></text:h>
      <text:h text:style-name="P7" text:outline-level="1"><text:s/>interface GigabitEthernet2</text:h>
      <text:h text:style-name="P7" text:outline-level="1"><text:s/>bandwidth 1000</text:h>
      <text:h text:style-name="P7" text:outline-level="1"><text:s/>ip address 192.168.254.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interface GigabitEthernet3</text:h>
      <text:h text:style-name="P7" text:outline-level="1"><text:s/>bandwidth 1000</text:h>
      <text:h text:style-name="P7" text:outline-level="1"><text:s/>ip address 10.10.22.1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router eigrp 1</text:h>
      <text:h text:style-name="P7" text:outline-level="1"><text:s/>metric weights 0 1 1 1 0 0</text:h>
      <text:h text:style-name="P7" text:outline-level="1"><text:s/>default-metric 10 10 255 10 600</text:h>
      <text:h text:style-name="P7" text:outline-level="1"><text:s/>network 10.10.22.0 0.0.0.255</text:h>
      <text:h text:style-name="P7" text:outline-level="1"><text:s/>network 172.31.1.0 0.0.0.255</text:h>
      <text:h text:style-name="P7" text:outline-level="1"><text:s/>network 192.168.254.0</text:h>
      <text:h text:style-name="P7" text:outline-level="1">virtual-service csr_mgmt</text:h>
      <text:h text:style-name="P7" text:outline-level="1"><text:s/>ip shared host-interface GigabitEthernet1</text:h>
      <text:h text:style-name="P7" text:outline-level="1">ip forward-protocol nd</text:h>
      <text:h text:style-name="P7" text:outline-level="1">ip http server</text:h>
      <text:h text:style-name="P7" text:outline-level="1">ip http authentication local</text:h>
      <text:h text:style-name="P7" text:outline-level="1">ip http secure-server</text:h>
      <text:h text:style-name="P7" text:outline-level="1">control-plane</text:h>
      <text:h text:style-name="P7" text:outline-level="1">line con 0</text:h>
      <text:h text:style-name="P7" text:outline-level="1"><text:s/>stopbits 1</text:h>
      <text:h text:style-name="P7" text:outline-level="1">line vty 0 4</text:h>
      <text:h text:style-name="P7" text:outline-level="1"><text:s/>login local</text:h>
      <text:h text:style-name="P7" text:outline-level="1"><text:s/>transport input ssh</text:h>
      <text:h text:style-name="P7" text:outline-level="1">restconf</text:h>
      <text:h text:style-name="P7" text:outline-level="1">end</text:h>
      <text:h text:style-name="P4" text:outline-level="1"><draw:g text:anchor-type="paragraph" draw:z-index="3" draw:style-name="gr23"><draw:line draw:name="Line 18" draw:style-name="gr3" draw:text-style-name="P10" svg:x1="15.928cm" svg:y1="25.58cm" svg:x2="15.937cm" svg:y2="27.079cm"><text:p/></draw:line><draw:g draw:style-name="gr13"><draw:line draw:name="Line 17" draw:style-name="gr3" draw:text-style-name="P10" svg:x1="6.049cm" svg:y1="25.594cm" svg:x2="6.053cm" svg:y2="27.062cm"><text:p/></draw:line><draw:g draw:style-name="gr13"><draw:line draw:name="Line 16" draw:style-name="gr3" draw:text-style-name="P10" svg:x1="5.051cm" svg:y1="25.58cm" svg:x2="5.051cm" svg:y2="27.055cm"><text:p/></draw:line><draw:g draw:style-name="gr13"><draw:g draw:style-name="gr13"><draw:line draw:name="Line 12" draw:style-name="gr3" draw:text-style-name="P10" svg:x1="-0.044cm" svg:y1="25.594cm" svg:x2="-0.042cm" svg:y2="27.062cm"><text:p/></draw:line><draw:line draw:name="Line 13" draw:style-name="gr3" draw:text-style-name="P10" svg:x1="-0.942cm" svg:y1="25.583cm" svg:x2="17.33cm" svg:y2="25.585cm"><text:p/></draw:line><draw:line draw:name="Line 14" draw:style-name="gr3" draw:text-style-name="P10" svg:x1="1.046cm" svg:y1="25.608cm" svg:x2="1.048cm" svg:y2="27.063cm"><text:p/></draw:line><draw:line draw:name="Line 15" draw:style-name="gr3" draw:text-style-name="P10" svg:x1="3.549cm" svg:y1="25.608cm" svg:x2="3.549cm" svg:y2="27.083cm"><text:p/></draw:line><draw:g draw:style-name="gr13"><draw:g draw:style-name="gr13"><draw:custom-shape draw:name="Rectangle 21" draw:style-name="gr5" draw:text-style-name="P12" svg:width="0.807cm" svg:height="0.436cm" svg:x="-0.902cm" svg:y="26.574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601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601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601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601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0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3" svg:width="9.884cm" svg:height="0.675cm" svg:x="6.053cm" svg:y="25.964cm"><text:p text:style-name="P11"><text:span text:style-name="T10">БДАС.460641.011 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585cm" svg:x2="6.044cm" svg:y2="26.587cm"><text:p/></draw:line><draw:line draw:name="Line 31" draw:style-name="gr4" draw:text-style-name="P10" svg:x1="-0.942cm" svg:y1="26.079cm" svg:x2="6.032cm" svg:y2="26.081cm"><text:p/></draw:line></draw:g><draw:g draw:style-name="gr13"><draw:line draw:name="Line 51" draw:style-name="gr3" draw:text-style-name="P10" svg:x1="15.926cm" svg:y1="26.259cm" svg:x2="17.348cm" svg:y2="26.261cm"><text:p/></draw:line><draw:custom-shape draw:name="Rectangle 26" draw:style-name="gr26" draw:text-style-name="P12" svg:width="1.348cm" svg:height="0.678cm" svg:x="15.928cm" svg:y="25.68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2" svg:width="1.348cm" svg:height="0.678cm" svg:x="15.928cm" svg:y="26.421cm"><text:p text:style-name="P11"><text:span text:style-name="T9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6">E</text:span></text:h>
      <text:h text:style-name="P7" text:outline-level="1">Using 1919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2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7" text:outline-level="1">ip tcp synwait-time 5</text:h>
      <text:h text:style-name="P7" text:outline-level="1">interface Ethernet0/0</text:h>
      <text:h text:style-name="P7" text:outline-level="1"><text:s/>ip address 192.168.254.2 255.255.255.0</text:h>
      <text:h text:style-name="P7" text:outline-level="1">interface Ethernet0/1</text:h>
      <text:h text:style-name="P7" text:outline-level="1"><text:s/>ip address 10.10.11.11 255.255.255.0</text:h>
      <text:h text:style-name="P7" text:outline-level="1">router eigrp 1</text:h>
      <text:h text:style-name="P7" text:outline-level="1"><text:s/>metric weights 0 1 1 1 0 0</text:h>
      <text:h text:style-name="P7" text:outline-level="1"><text:s/>network 10.10.11.0 0.0.0.255</text:h>
      <text:h text:style-name="P7" text:outline-level="1"><text:s/>network 192.168.254.0</text:h>
      <text:h text:style-name="P7" text:outline-level="1">ip forward-protocol nd</text:h>
      <text:h text:style-name="P7" text:outline-level="1">no ip http server</text:h>
      <text:h text:style-name="P7" text:outline-level="1">no ip http secure-server</text:h>
      <text:h text:style-name="P4" text:outline-level="1"><draw:g text:anchor-type="paragraph" draw:z-index="4" draw:style-name="gr23"><draw:line draw:name="Line 18" draw:style-name="gr3" draw:text-style-name="P10" svg:x1="15.928cm" svg:y1="25.58cm" svg:x2="15.937cm" svg:y2="27.079cm"><text:p/></draw:line><draw:g draw:style-name="gr13"><draw:line draw:name="Line 17" draw:style-name="gr3" draw:text-style-name="P10" svg:x1="6.049cm" svg:y1="25.594cm" svg:x2="6.053cm" svg:y2="27.062cm"><text:p/></draw:line><draw:g draw:style-name="gr13"><draw:line draw:name="Line 16" draw:style-name="gr3" draw:text-style-name="P10" svg:x1="5.051cm" svg:y1="25.58cm" svg:x2="5.051cm" svg:y2="27.055cm"><text:p/></draw:line><draw:g draw:style-name="gr13"><draw:g draw:style-name="gr13"><draw:line draw:name="Line 12" draw:style-name="gr3" draw:text-style-name="P10" svg:x1="-0.044cm" svg:y1="25.594cm" svg:x2="-0.042cm" svg:y2="27.062cm"><text:p/></draw:line><draw:line draw:name="Line 13" draw:style-name="gr3" draw:text-style-name="P10" svg:x1="-0.942cm" svg:y1="25.583cm" svg:x2="17.33cm" svg:y2="25.585cm"><text:p/></draw:line><draw:line draw:name="Line 14" draw:style-name="gr3" draw:text-style-name="P10" svg:x1="1.046cm" svg:y1="25.608cm" svg:x2="1.048cm" svg:y2="27.063cm"><text:p/></draw:line><draw:line draw:name="Line 15" draw:style-name="gr3" draw:text-style-name="P10" svg:x1="3.549cm" svg:y1="25.608cm" svg:x2="3.549cm" svg:y2="27.083cm"><text:p/></draw:line><draw:g draw:style-name="gr13"><draw:g draw:style-name="gr13"><draw:custom-shape draw:name="Rectangle 21" draw:style-name="gr5" draw:text-style-name="P12" svg:width="0.807cm" svg:height="0.436cm" svg:x="-0.902cm" svg:y="26.574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601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601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601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601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0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3" svg:width="9.884cm" svg:height="0.675cm" svg:x="6.053cm" svg:y="25.964cm"><text:p text:style-name="P11"><text:span text:style-name="T10">БДАС.46</text:span><text:span text:style-name="T10">0641.011 </text:span><text:span text:style-name="T10">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585cm" svg:x2="6.044cm" svg:y2="26.587cm"><text:p/></draw:line><draw:line draw:name="Line 31" draw:style-name="gr4" draw:text-style-name="P10" svg:x1="-0.942cm" svg:y1="26.079cm" svg:x2="6.032cm" svg:y2="26.081cm"><text:p/></draw:line></draw:g><draw:g draw:style-name="gr13"><draw:line draw:name="Line 51" draw:style-name="gr3" draw:text-style-name="P10" svg:x1="15.926cm" svg:y1="26.259cm" svg:x2="17.348cm" svg:y2="26.261cm"><text:p/></draw:line><draw:custom-shape draw:name="Rectangle 26" draw:style-name="gr26" draw:text-style-name="P12" svg:width="1.348cm" svg:height="0.678cm" svg:x="15.928cm" svg:y="25.68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2" svg:width="1.348cm" svg:height="0.678cm" svg:x="15.928cm" svg:y="26.421cm"><text:p text:style-name="P11"><text:span text:style-name="T9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7" text:outline-level="1">line con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aux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vty 0 4</text:h>
      <text:h text:style-name="P7" text:outline-level="1"><text:s/>login</text:h>
      <text:h text:style-name="P7" text:outline-level="1"><text:s/>transport input none</text:h>
      <text:h text:style-name="P7" text:outline-level="1"><text:span text:style-name="T8">e</text:span>nd</text:h>
      <text:h text:style-name="P7" text:outline-level="1">Using 2014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3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5" text:outline-level="1"><draw:g text:anchor-type="paragraph" draw:z-index="5" draw:style-name="gr23"><draw:line draw:name="Line 18" draw:style-name="gr3" draw:text-style-name="P10" svg:x1="15.928cm" svg:y1="25.58cm" svg:x2="15.937cm" svg:y2="27.079cm"><text:p/></draw:line><draw:g draw:style-name="gr13"><draw:line draw:name="Line 17" draw:style-name="gr3" draw:text-style-name="P10" svg:x1="6.049cm" svg:y1="25.594cm" svg:x2="6.053cm" svg:y2="27.062cm"><text:p/></draw:line><draw:g draw:style-name="gr13"><draw:line draw:name="Line 16" draw:style-name="gr3" draw:text-style-name="P10" svg:x1="5.051cm" svg:y1="25.58cm" svg:x2="5.051cm" svg:y2="27.055cm"><text:p/></draw:line><draw:g draw:style-name="gr13"><draw:g draw:style-name="gr13"><draw:line draw:name="Line 12" draw:style-name="gr3" draw:text-style-name="P10" svg:x1="-0.044cm" svg:y1="25.594cm" svg:x2="-0.042cm" svg:y2="27.062cm"><text:p/></draw:line><draw:line draw:name="Line 13" draw:style-name="gr3" draw:text-style-name="P10" svg:x1="-0.942cm" svg:y1="25.583cm" svg:x2="17.33cm" svg:y2="25.585cm"><text:p/></draw:line><draw:line draw:name="Line 14" draw:style-name="gr3" draw:text-style-name="P10" svg:x1="1.046cm" svg:y1="25.608cm" svg:x2="1.048cm" svg:y2="27.063cm"><text:p/></draw:line><draw:line draw:name="Line 15" draw:style-name="gr3" draw:text-style-name="P10" svg:x1="3.549cm" svg:y1="25.608cm" svg:x2="3.549cm" svg:y2="27.083cm"><text:p/></draw:line><draw:g draw:style-name="gr13"><draw:g draw:style-name="gr13"><draw:custom-shape draw:name="Rectangle 21" draw:style-name="gr5" draw:text-style-name="P12" svg:width="0.807cm" svg:height="0.436cm" svg:x="-0.902cm" svg:y="26.574cm"><text:p text:style-name="P11"><text:span text:style-name="T9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06cm" svg:height="0.436cm" svg:x="0.01cm" svg:y="26.601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54cm" svg:height="0.436cm" svg:x="1.123cm" svg:y="26.601cm"><text:p text:style-name="P11"><text:span text:style-name="T9">№ </text:span><text:span text:style-name="T9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03cm" svg:height="0.436cm" svg:x="3.609cm" svg:y="26.601cm"><text:p text:style-name="P11"><text:span text:style-name="T9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4cm" svg:height="0.436cm" svg:x="5.092cm" svg:y="26.601cm"><text:p text:style-name="P11"><text:span text:style-name="T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10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3" svg:width="9.884cm" svg:height="0.675cm" svg:x="6.053cm" svg:y="25.964cm"><text:p text:style-name="P11"><text:span text:style-name="T10">БДАС.46</text:span><text:span text:style-name="T10">0641.011 </text:span><text:span text:style-name="T10">ТЗ</text:span></text:p><text:p text:style-name="P11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585cm" svg:x2="6.044cm" svg:y2="26.587cm"><text:p/></draw:line><draw:line draw:name="Line 31" draw:style-name="gr4" draw:text-style-name="P10" svg:x1="-0.942cm" svg:y1="26.079cm" svg:x2="6.032cm" svg:y2="26.081cm"><text:p/></draw:line></draw:g><draw:g draw:style-name="gr13"><draw:line draw:name="Line 51" draw:style-name="gr3" draw:text-style-name="P10" svg:x1="15.926cm" svg:y1="26.259cm" svg:x2="17.348cm" svg:y2="26.261cm"><text:p/></draw:line><draw:custom-shape draw:name="Rectangle 26" draw:style-name="gr26" draw:text-style-name="P12" svg:width="1.348cm" svg:height="0.678cm" svg:x="15.928cm" svg:y="25.68cm"><text:p text:style-name="P11"><text:span text:style-name="T9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2" svg:width="1.348cm" svg:height="0.678cm" svg:x="15.928cm" svg:y="26.421cm"><text:p text:style-name="P11"><text:span text:style-name="T9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8" text:outline-level="1">ip tcp synwait-time 5</text:h>
      <text:h text:style-name="P8" text:outline-level="1">interface Loopback1</text:h>
      <text:h text:style-name="P8" text:outline-level="1"><text:s/>ip address 10.10.33.33 255.255.255.0</text:h>
      <text:h text:style-name="P8" text:outline-level="1">interface Ethernet0/0</text:h>
      <text:h text:style-name="P8" text:outline-level="1"><text:s/>ip address 10.10.11.22 255.255.255.0</text:h>
      <text:h text:style-name="P8" text:outline-level="1">interface Ethernet0/1</text:h>
      <text:h text:style-name="P8" text:outline-level="1"><text:s/>ip address 10.10.22.22 255.255.255.0</text:h>
      <text:h text:style-name="P8" text:outline-level="1">router eigrp 1</text:h>
      <text:h text:style-name="P8" text:outline-level="1"><text:s/>metric weights 0 1 1 1 0 0</text:h>
      <text:h text:style-name="P8" text:outline-level="1"><text:s/>network 10.10.11.0 0.0.0.255</text:h>
      <text:h text:style-name="P8" text:outline-level="1"><text:s/>network 10.10.22.0 0.0.0.255</text:h>
      <text:h text:style-name="P8" text:outline-level="1"><text:s/>network 10.10.33.0 0.0.0.255</text:h>
      <text:h text:style-name="P8" text:outline-level="1">ip forward-protocol nd</text:h>
      <text:h text:style-name="P8" text:outline-level="1">no ip http server</text:h>
      <text:h text:style-name="P8" text:outline-level="1">no ip http secure-server</text:h>
      <text:h text:style-name="P8" text:outline-level="1">control-plane</text:h>
      <text:h text:style-name="P8" text:outline-level="1">line con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aux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vty 0 4</text:h>
      <text:h text:style-name="P8" text:outline-level="1"><text:s/>login</text:h>
      <text:h text:style-name="P8" text:outline-level="1"><text:s/>transport input none</text:h>
      <text:h text:style-name="P8" text:outline-level="1">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9</meta:editing-cycles>
    <meta:creation-date>2020-05-29T13:01:00</meta:creation-date>
    <dc:date>2020-06-02T07:41:55.065694435</dc:date>
    <meta:editing-duration>PT1H49M41S</meta:editing-duration>
    <meta:generator>LibreOffice/6.1.5.2$Linux_X86_64 LibreOffice_project/10$Build-2</meta:generator>
    <meta:document-statistic meta:table-count="0" meta:image-count="0" meta:object-count="0" meta:page-count="6" meta:paragraph-count="186" meta:word-count="590" meta:character-count="4268" meta:non-whitespace-character-count="3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